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int("helloworld")</text:p>
      <text:p text:style-name="Standard">a=25</text:p>
      <text:p text:style-name="Standard">print(a)</text:p>
      <text:p text:style-name="Standard"/>
      <text:p text:style-name="Standard">a=1</text:p>
      <text:p text:style-name="Standard">print("reference of a with value 1:",id(a))</text:p>
      <text:p text:style-name="Standard"/>
      <text:p text:style-name="Standard">a=2</text:p>
      <text:p text:style-name="Standard">print("reference of a with value 2:",id(a))</text:p>
      <text:p text:style-name="Standard">print(a)</text:p>
      <text:p text:style-name="Standard">a+=25</text:p>
      <text:p text:style-name="Standard">print("reference of a with value 7:",id(a))</text:p>
      <text:p text:style-name="Standard">print(a)</text:p>
      <text:p text:style-name="Standard"/>
      <text:p text:style-name="Standard">list1=[13,48,'hello',51,'abcdef',21]</text:p>
      <text:p text:style-name="Standard">print("reference os list1:",id(list1))</text:p>
      <text:p text:style-name="Standard">print(list1)</text:p>
      <text:p text:style-name="Standard"/>
      <text:p text:style-name="Standard">var1=28</text:p>
      <text:p text:style-name="Standard">print(type(var1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3T10:12:02.976253272</meta:creation-date>
    <dc:date>2021-06-23T10:12:29.746416532</dc:date>
    <meta:editing-duration>PT27S</meta:editing-duration>
    <meta:editing-cycles>1</meta:editing-cycles>
    <meta:document-statistic meta:table-count="0" meta:image-count="0" meta:object-count="0" meta:page-count="1" meta:paragraph-count="16" meta:word-count="33" meta:character-count="297" meta:non-whitespace-character-count="280"/>
    <meta:generator>LibreOffice/6.0.7.3$Linux_X86_64 LibreOffice_project/00m0$Build-3</meta:generator>
  </office:meta>
</office:document-meta>
</file>